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a9289"/>
    </style:style>
    <style:style style:name="P2" style:family="paragraph" style:parent-style-name="Standard">
      <style:paragraph-properties fo:text-align="justify" style:justify-single-word="false"/>
      <style:text-properties officeooo:paragraph-rsid="001c3d16"/>
    </style:style>
    <style:style style:name="P3" style:family="paragraph" style:parent-style-name="Standard">
      <style:paragraph-properties fo:text-align="justify" style:justify-single-word="false"/>
      <style:text-properties officeooo:paragraph-rsid="002cd7d1"/>
    </style:style>
    <style:style style:name="P4" style:family="paragraph" style:parent-style-name="Standard">
      <style:paragraph-properties fo:text-align="justify" style:justify-single-word="false"/>
      <style:text-properties officeooo:paragraph-rsid="00320c3f"/>
    </style:style>
    <style:style style:name="P5" style:family="paragraph" style:parent-style-name="Standard">
      <style:paragraph-properties fo:text-align="justify" style:justify-single-word="false"/>
      <style:text-properties officeooo:paragraph-rsid="003521c9"/>
    </style:style>
    <style:style style:name="P6" style:family="paragraph" style:parent-style-name="Standard">
      <style:paragraph-properties fo:text-align="justify" style:justify-single-word="false"/>
      <style:text-properties officeooo:paragraph-rsid="00360b19"/>
    </style:style>
    <style:style style:name="P7" style:family="paragraph" style:parent-style-name="Standard">
      <style:paragraph-properties fo:text-align="justify" style:justify-single-word="false"/>
      <style:text-properties officeooo:paragraph-rsid="00381942"/>
    </style:style>
    <style:style style:name="P8" style:family="paragraph" style:parent-style-name="Standard">
      <style:paragraph-properties fo:text-align="justify" style:justify-single-word="false"/>
      <style:text-properties officeooo:paragraph-rsid="0038431a"/>
    </style:style>
    <style:style style:name="P9" style:family="paragraph" style:parent-style-name="Standard">
      <style:paragraph-properties fo:text-align="justify" style:justify-single-word="false"/>
      <style:text-properties officeooo:paragraph-rsid="0038e575"/>
    </style:style>
    <style:style style:name="P10" style:family="paragraph" style:parent-style-name="Standard">
      <style:text-properties officeooo:paragraph-rsid="00212bca"/>
    </style:style>
    <style:style style:name="T1" style:family="text">
      <style:text-properties officeooo:rsid="001b23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9289" style:font-weight-asian="normal" style:font-weight-complex="normal"/>
    </style:style>
    <style:style style:name="T4" style:family="text">
      <style:text-properties fo:font-weight="normal" officeooo:rsid="001c3d16" style:font-weight-asian="normal" style:font-weight-complex="normal"/>
    </style:style>
    <style:style style:name="T5" style:family="text">
      <style:text-properties fo:font-weight="normal" officeooo:rsid="001f47e3" style:font-weight-asian="normal" style:font-weight-complex="normal"/>
    </style:style>
    <style:style style:name="T6" style:family="text">
      <style:text-properties fo:font-weight="normal" officeooo:rsid="0020e32f" style:font-weight-asian="normal" style:font-weight-complex="normal"/>
    </style:style>
    <style:style style:name="T7" style:family="text">
      <style:text-properties fo:font-weight="normal" officeooo:rsid="002470e2" style:font-weight-asian="normal" style:font-weight-complex="normal"/>
    </style:style>
    <style:style style:name="T8" style:family="text">
      <style:text-properties fo:font-weight="normal" officeooo:rsid="00264805" style:font-weight-asian="normal" style:font-weight-complex="normal"/>
    </style:style>
    <style:style style:name="T9" style:family="text">
      <style:text-properties fo:font-weight="normal" officeooo:rsid="00282e32" style:font-weight-asian="normal" style:font-weight-complex="normal"/>
    </style:style>
    <style:style style:name="T10" style:family="text">
      <style:text-properties fo:font-weight="normal" officeooo:rsid="002a2d5f" style:font-weight-asian="normal" style:font-weight-complex="normal"/>
    </style:style>
    <style:style style:name="T11" style:family="text">
      <style:text-properties fo:font-weight="normal" officeooo:rsid="002ae5f9" style:font-weight-asian="normal" style:font-weight-complex="normal"/>
    </style:style>
    <style:style style:name="T12" style:family="text">
      <style:text-properties fo:font-weight="normal" officeooo:rsid="002bd538" style:font-weight-asian="normal" style:font-weight-complex="normal"/>
    </style:style>
    <style:style style:name="T13" style:family="text">
      <style:text-properties fo:font-weight="normal" officeooo:rsid="002cd7d1" style:font-weight-asian="normal" style:font-weight-complex="normal"/>
    </style:style>
    <style:style style:name="T14" style:family="text">
      <style:text-properties fo:font-weight="normal" officeooo:rsid="002e2a13" style:font-weight-asian="normal" style:font-weight-complex="normal"/>
    </style:style>
    <style:style style:name="T15" style:family="text">
      <style:text-properties fo:font-weight="normal" officeooo:rsid="003010ce" style:font-weight-asian="normal" style:font-weight-complex="normal"/>
    </style:style>
    <style:style style:name="T16" style:family="text">
      <style:text-properties fo:font-weight="normal" officeooo:rsid="003051d2" style:font-weight-asian="normal" style:font-weight-complex="normal"/>
    </style:style>
    <style:style style:name="T17" style:family="text">
      <style:text-properties fo:font-weight="normal" officeooo:rsid="00320c3f" style:font-weight-asian="normal" style:font-weight-complex="normal"/>
    </style:style>
    <style:style style:name="T18" style:family="text">
      <style:text-properties fo:font-weight="normal" officeooo:rsid="0033d97c" style:font-weight-asian="normal" style:font-weight-complex="normal"/>
    </style:style>
    <style:style style:name="T19" style:family="text">
      <style:text-properties fo:font-weight="normal" officeooo:rsid="003521c9" style:font-weight-asian="normal" style:font-weight-complex="normal"/>
    </style:style>
    <style:style style:name="T20" style:family="text">
      <style:text-properties fo:font-weight="normal" officeooo:rsid="00360b19" style:font-weight-asian="normal" style:font-weight-complex="normal"/>
    </style:style>
    <style:style style:name="T21" style:family="text">
      <style:text-properties fo:font-weight="normal" officeooo:rsid="0037eba2" style:font-weight-asian="normal" style:font-weight-complex="normal"/>
    </style:style>
    <style:style style:name="T22" style:family="text">
      <style:text-properties fo:font-weight="normal" officeooo:rsid="00381942" style:font-weight-asian="normal" style:font-weight-complex="normal"/>
    </style:style>
    <style:style style:name="T23" style:family="text">
      <style:text-properties fo:font-weight="normal" officeooo:rsid="0038431a" style:font-weight-asian="normal" style:font-weight-complex="normal"/>
    </style:style>
    <style:style style:name="T24" style:family="text">
      <style:text-properties fo:font-weight="normal" officeooo:rsid="0038e575" style:font-weight-asian="normal" style:font-weight-complex="normal"/>
    </style:style>
    <style:style style:name="T25" style:family="text">
      <style:text-properties fo:font-weight="bold" officeooo:rsid="00212bca" style:font-weight-asian="bold" style:font-weight-complex="bold"/>
    </style:style>
    <style:style style:name="T26" style:family="text">
      <style:text-properties fo:font-weight="bold" officeooo:rsid="003010ce" style:font-weight-asian="bold" style:font-weight-complex="bold"/>
    </style:style>
    <style:style style:name="T27" style:family="text">
      <style:text-properties fo:font-weight="bold" officeooo:rsid="0033d97c" style:font-weight-asian="bold" style:font-weight-complex="bold"/>
    </style:style>
    <style:style style:name="T28" style:family="text">
      <style:text-properties officeooo:rsid="0038e5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Introduction</text:span></text:p>
      <text:p text:style-name="P1"><text:span text:style-name="Strong_20_Emphasis"/></text:p>
      <text:p text:style-name="P6"><text:span text:style-name="Strong_20_Emphasis"><text:span text:style-name="T3"><text:tab/>Imagine you are a person who needs to move to a city you don’t know anything about it. A big one, like New York or London. You have to find a place to stay, a place that fit your $$, of course, but also a place where you feel confortable and that has some interesting and helpful locations around it, like a grocery store or a </text:span></text:span><text:span text:style-name="Strong_20_Emphasis"><text:span text:style-name="T19">park </text:span></text:span><text:span text:style-name="Strong_20_Emphasis"><text:span text:style-name="T3">to relax </text:span></text:span><text:span text:style-name="Strong_20_Emphasis"><text:span text:style-name="T19">in weekends</text:span></text:span><text:span text:style-name="Strong_20_Emphasis"><text:span text:style-name="T3">. </text:span></text:span><text:span text:style-name="Strong_20_Emphasis"><text:span text:style-name="T21">When the time comes, w</text:span></text:span><text:span text:style-name="Strong_20_Emphasis"><text:span text:style-name="T19">ouldn’t be nice if you’re able to find </text:span></text:span><text:span text:style-name="Strong_20_Emphasis"><text:span text:style-name="T20">this kind of information at once, without having to search </text:span></text:span><text:span text:style-name="Strong_20_Emphasis"><text:span text:style-name="T21">for</text:span></text:span><text:span text:style-name="Strong_20_Emphasis"><text:span text:style-name="T20"> it in </text:span></text:span><text:span text:style-name="Strong_20_Emphasis"><text:span text:style-name="T21">many </text:span></text:span><text:span text:style-name="Strong_20_Emphasis"><text:span text:style-name="T20">different locations? Or, if you’re a person who works in house sales/</text:span></text:span><text:span text:style-name="Strong_20_Emphasis"><text:span text:style-name="T22">rent</text:span></text:span><text:span text:style-name="Strong_20_Emphasis"><text:span text:style-name="T20"> field, w</text:span></text:span><text:span text:style-name="Strong_20_Emphasis"><text:span text:style-name="T19">ouldn’t be nice if you’re </text:span></text:span><text:span text:style-name="Strong_20_Emphasis"><text:span text:style-name="T21">the person who delivers such information to a custumer? </text:span></text:span></text:p>
      <text:p text:style-name="P5"><text:span text:style-name="Strong_20_Emphasis"><text:span text:style-name="T19"><text:tab/></text:span></text:span></text:p>
      <text:p text:style-name="P1"><text:span text:style-name="Strong_20_Emphasis">Business Problem</text:span></text:p>
      <text:p text:style-name="Standard"><text:span text:style-name="Strong_20_Emphasis"/></text:p>
      <text:p text:style-name="P8"><text:span text:style-name="Strong_20_Emphasis"><text:span text:style-name="T8"><text:tab/></text:span></text:span><text:span text:style-name="Strong_20_Emphasis"><text:span text:style-name="T9">There is a fact that some </text:span></text:span><text:span text:style-name="Strong_20_Emphasis"><text:span text:style-name="T8">characterist</text:span></text:span><text:span text:style-name="Strong_20_Emphasis"><text:span text:style-name="T9">ic</text:span></text:span><text:span text:style-name="Strong_20_Emphasis"><text:span text:style-name="T8">s </text:span></text:span><text:span text:style-name="Strong_20_Emphasis"><text:span text:style-name="T9">in a house or apartment has dire</text:span></text:span><text:span text:style-name="Strong_20_Emphasis"><text:span text:style-name="T10">ctly</text:span></text:span><text:span text:style-name="Strong_20_Emphasis"><text:span text:style-name="T9"> influence in the</text:span></text:span><text:span text:style-name="Strong_20_Emphasis"><text:span text:style-name="T10">ir </text:span></text:span><text:span text:style-name="Strong_20_Emphasis"><text:span text:style-name="T9">prices of rent or sale.</text:span></text:span><text:span text:style-name="Strong_20_Emphasis"><text:span text:style-name="T8"> </text:span></text:span><text:span text:style-name="Strong_20_Emphasis"><text:span text:style-name="T11">For </text:span></text:span><text:span text:style-name="Strong_20_Emphasis"><text:span text:style-name="T13">people</text:span></text:span><text:span text:style-name="Strong_20_Emphasis"><text:span text:style-name="T11"> who is moving to a new and unknow city - São Paulo, for instance - this is just one of many other concern</text:span></text:span><text:span text:style-name="Strong_20_Emphasis"><text:span text:style-name="T12">s</text:span></text:span><text:span text:style-name="Strong_20_Emphasis"><text:span text:style-name="T11"> </text:span></text:span><text:span text:style-name="Strong_20_Emphasis"><text:span text:style-name="T13">they</text:span></text:span><text:span text:style-name="Strong_20_Emphasis"><text:span text:style-name="T11"> can have at the moment</text:span></text:span><text:span text:style-name="Strong_20_Emphasis"><text:span text:style-name="T10">. </text:span></text:span><text:span text:style-name="Strong_20_Emphasis"><text:span text:style-name="T19">São Paulo is</text:span></text:span><text:span text:style-name="Strong_20_Emphasis"><text:span text:style-name="T3"> the finantial center of </text:span></text:span><text:span text:style-name="Strong_20_Emphasis"><text:span text:style-name="T23">Brazil</text:span></text:span><text:span text:style-name="Strong_20_Emphasis"><text:span text:style-name="T3"><text:note text:id="ftn3" text:note-class="footnote"><text:note-citation>1</text:note-citation><text:note-body><text:p text:style-name="Footnote"><text:span text:style-name="Citation">Pimenta, Angela (2 de novembro de 2007). </text:span><text:a xlink:type="simple" xlink:href="http://web.archive.org/web/20090322122301/http://portalexame.abril.com.br/revista/exame/edicoes/0907/negocios/m0144514.html" text:style-name="Internet_20_link" text:visited-style-name="Visited_20_Internet_20_Link"><text:span text:style-name="Citation">«Esqueça os países. O poder está com as cidades»</text:span></text:a><text:span text:style-name="Citation">. Revista Exame. Arquivado do </text:span><text:a xlink:type="simple" xlink:href="http://portalexame.abril.com.br/revista/exame/edicoes/0907/negocios/m0144514.html" text:style-name="Internet_20_link" text:visited-style-name="Visited_20_Internet_20_Link"><text:span text:style-name="Citation">original</text:span></text:a><text:span text:style-name="Citation"> em 22 de março de 2009</text:span></text:p></text:note-body></text:note></text:span></text:span><text:span text:style-name="Strong_20_Emphasis"><text:span text:style-name="T23"> and is </text:span></text:span><text:span text:style-name="Strong_20_Emphasis"><text:span text:style-name="T3">the most populated</text:span></text:span><text:span text:style-name="Strong_20_Emphasis"><text:span text:style-name="T4"> </text:span></text:span><text:span text:style-name="Strong_20_Emphasis"><text:span text:style-name="T19">city</text:span></text:span><text:span text:style-name="Strong_20_Emphasis"><text:span text:style-name="T3"> in</text:span></text:span><text:span text:style-name="Strong_20_Emphasis"><text:span text:style-name="T23"> the country</text:span></text:span><text:span text:style-name="Strong_20_Emphasis"><text:span text:style-name="T3"> - and </text:span></text:span><text:span text:style-name="Strong_20_Emphasis"><text:span text:style-name="T4">in </text:span></text:span><text:span text:style-name="Strong_20_Emphasis"><text:span text:style-name="T3">south hemisfery </text:span></text:span><text:span text:style-name="Strong_20_Emphasis"><text:span text:style-name="T4">at all</text:span></text:span><text:span text:style-name="Strong_20_Emphasis"><text:span text:style-name="T3"><text:note text:id="ftn1" text:note-class="footnote"><text:note-citation>2</text:note-citation><text:note-body><text:p text:style-name="Footnote"><text:span text:style-name="Citation"><text:span text:style-name="T1">I</text:span></text:span><text:span text:style-name="Citation">nstituto Brasileiro de Geografia e Estatística (IBGE) (29 de agosto de 2018). </text:span><text:a xlink:type="simple" xlink:href="ftp://ftp.ibge.gov.br/Estimativas_de_Populacao/Estimativas_2018/estimativa_dou_2018.pdf" text:style-name="Internet_20_link" text:visited-style-name="Visited_20_Internet_20_Link"><text:span text:style-name="Citation">«Estimativas da população residente nos municípios brasileiros com data referência em 1º de julho de 2018»</text:span></text:a><text:span text:style-name="Citation"> (PDF). Consultado em 29 de agosto de 2018. </text:span><text:a xlink:type="simple" xlink:href="https://www.ibge.gov.br/estatisticas-novoportal/sociais/populacao/9103-estimativas-de-populacao.html?=&amp;t=resultados" text:style-name="Internet_20_link" text:visited-style-name="Visited_20_Internet_20_Link"><text:span text:style-name="Citation">Cópia arquivada em 29 de agosto de 2018</text:span></text:a></text:p></text:note-body></text:note></text:span></text:span><text:span text:style-name="Strong_20_Emphasis"><text:span text:style-name="T3">, </text:span></text:span><text:span text:style-name="Strong_20_Emphasis"><text:span text:style-name="T23">wich</text:span></text:span><text:span text:style-name="Strong_20_Emphasis"><text:span text:style-name="T3"> more than 12 million people</text:span></text:span><text:span text:style-name="Strong_20_Emphasis"><text:span text:style-name="T3"><text:note text:id="ftn2" text:note-class="footnote"><text:note-citation>3</text:note-citation><text:note-body><text:p text:style-name="Footnote"><text:span text:style-name="Citation">Instituto Brasileiro de Geografia e Estatística (IBGE). </text:span><text:a xlink:type="simple" xlink:href="https://cidades.ibge.gov.br/brasil/sp/sao-paulo/panorama" text:style-name="Internet_20_link" text:visited-style-name="Visited_20_Internet_20_Link"><text:span text:style-name="Citation">«São Paulo»</text:span></text:a><text:span text:style-name="Citation">. Consultado em 6 de outubro de 2019. </text:span><text:a xlink:type="simple" xlink:href="http://web.archive.org/web/20191006182131/https://cidades.ibge.gov.br/brasil/sp/sao-paulo/panorama" text:style-name="Internet_20_link" text:visited-style-name="Visited_20_Internet_20_Link"><text:span text:style-name="Citation">Cópia arquivada em 6 de outubro de 2019</text:span></text:a></text:p></text:note-body></text:note></text:span></text:span><text:span text:style-name="Strong_20_Emphasis"><text:span text:style-name="T3"> </text:span></text:span><text:span text:style-name="Strong_20_Emphasis"><text:span text:style-name="T19">living there</text:span></text:span><text:span text:style-name="Strong_20_Emphasis"><text:span text:style-name="T3">. </text:span></text:span><text:span text:style-name="Strong_20_Emphasis"><text:span text:style-name="T23">This can be a quite challenge for some people.</text:span></text:span></text:p>
      <text:p text:style-name="P8"><text:span text:style-name="Strong_20_Emphasis"><text:span text:style-name="T10"><text:tab/></text:span></text:span><text:span text:style-name="Strong_20_Emphasis"><text:span text:style-name="T13">So, t</text:span></text:span><text:span text:style-name="Strong_20_Emphasis"><text:span text:style-name="T12">o help these people</text:span></text:span><text:span text:style-name="Strong_20_Emphasis"><text:span text:style-name="T11">, t</text:span></text:span><text:span text:style-name="Strong_20_Emphasis"><text:span text:style-name="T2">his project aims to</text:span></text:span><text:span text:style-name="Strong_20_Emphasis"><text:span text:style-name="T4"> </text:span></text:span><text:span text:style-name="Strong_20_Emphasis"><text:span text:style-name="T8">segment São Paulo districts according to some</text:span></text:span><text:span text:style-name="Strong_20_Emphasis"><text:span text:style-name="T9"> </text:span></text:span><text:span text:style-name="Strong_20_Emphasis"><text:span text:style-name="T8">characterist</text:span></text:span><text:span text:style-name="Strong_20_Emphasis"><text:span text:style-name="T9">ic</text:span></text:span><text:span text:style-name="Strong_20_Emphasis"><text:span text:style-name="T8">s </text:span></text:span><text:span text:style-name="Strong_20_Emphasis"><text:span text:style-name="T10">in apartments avaliable for rent – more specifically: </text:span></text:span><text:span text:style-name="Strong_20_Emphasis"><text:span text:style-name="T8">size, price of rent and </text:span></text:span><text:span text:style-name="Strong_20_Emphasis"><text:span text:style-name="T10">price </text:span></text:span><text:span text:style-name="Strong_20_Emphasis"><text:span text:style-name="T8">of condominuim. Among with that, some information about each district provided by Foursquare will </text:span></text:span><text:span text:style-name="Strong_20_Emphasis"><text:span text:style-name="T10">give </text:span></text:span><text:span text:style-name="Strong_20_Emphasis"><text:span text:style-name="T13">them</text:span></text:span><text:span text:style-name="Strong_20_Emphasis"><text:span text:style-name="T11"> a</text:span></text:span><text:span text:style-name="Strong_20_Emphasis"><text:span text:style-name="T10"> better ideia about what kind of places </text:span></text:span><text:span text:style-name="Strong_20_Emphasis"><text:span text:style-name="T11">they can expect to find around </text:span></text:span><text:span text:style-name="Strong_20_Emphasis"><text:span text:style-name="T12">the</text:span></text:span><text:span text:style-name="Strong_20_Emphasis"><text:span text:style-name="T13">se districts</text:span></text:span><text:span text:style-name="Strong_20_Emphasis"><text:span text:style-name="T10">.</text:span></text:span></text:p>
      <text:p text:style-name="P3"><text:span text:style-name="Strong_20_Emphasis"><text:span text:style-name="T10"><text:tab/></text:span></text:span><text:span text:style-name="Strong_20_Emphasis"><text:span text:style-name="T8">With this information in hand, </text:span></text:span><text:span text:style-name="Strong_20_Emphasis"><text:span text:style-name="T12">they</text:span></text:span><text:span text:style-name="Strong_20_Emphasis"><text:span text:style-name="T8"> can </text:span></text:span><text:span text:style-name="Strong_20_Emphasis"><text:span text:style-name="T4">find the best </text:span></text:span><text:span text:style-name="Strong_20_Emphasis"><text:span text:style-name="T8">place</text:span></text:span><text:span text:style-name="Strong_20_Emphasis"><text:span text:style-name="T6"> </text:span></text:span><text:span text:style-name="Strong_20_Emphasis"><text:span text:style-name="T8">to live</text:span></text:span><text:span text:style-name="Strong_20_Emphasis"><text:span text:style-name="T4"> a</text:span></text:span><text:span text:style-name="Strong_20_Emphasis"><text:span text:style-name="T6">c</text:span></text:span><text:span text:style-name="Strong_20_Emphasis"><text:span text:style-name="T4">cording</text:span></text:span><text:span text:style-name="Strong_20_Emphasis"><text:span text:style-name="T5"> </text:span></text:span><text:span text:style-name="Strong_20_Emphasis"><text:span text:style-name="T4">to the </text:span></text:span><text:span text:style-name="Strong_20_Emphasis"><text:span text:style-name="T6">a</text:span></text:span><text:span text:style-name="Strong_20_Emphasis"><text:span text:style-name="T4">mount of money they can spend </text:span></text:span><text:span text:style-name="Strong_20_Emphasis"><text:span text:style-name="T10">on a rent </text:span></text:span><text:span text:style-name="Strong_20_Emphasis"><text:span text:style-name="T13">and to some </text:span></text:span><text:span text:style-name="Strong_20_Emphasis"><text:span text:style-name="T8">characterist</text:span></text:span><text:span text:style-name="Strong_20_Emphasis"><text:span text:style-name="T9">ic</text:span></text:span><text:span text:style-name="Strong_20_Emphasis"><text:span text:style-name="T8">s </text:span></text:span><text:span text:style-name="Strong_20_Emphasis"><text:span text:style-name="T13">of the districts</text:span></text:span><text:span text:style-name="Strong_20_Emphasis"><text:span text:style-name="T10">. </text:span></text:span><text:span text:style-name="Strong_20_Emphasis"><text:span text:style-name="T13">C</text:span></text:span><text:span text:style-name="Strong_20_Emphasis"><text:span text:style-name="T8">ompanhies and stakeholders </text:span></text:span><text:span text:style-name="Strong_20_Emphasis"><text:span text:style-name="T11">working in this field </text:span></text:span><text:span text:style-name="Strong_20_Emphasis"><text:span text:style-name="T8">can </text:span></text:span><text:span text:style-name="Strong_20_Emphasis"><text:span text:style-name="T13">also use these information to </text:span></text:span><text:span text:style-name="Strong_20_Emphasis"><text:span text:style-name="T8">make better </text:span></text:span><text:span text:style-name="Strong_20_Emphasis"><text:span text:style-name="T11">decisions about</text:span></text:span><text:span text:style-name="Strong_20_Emphasis"><text:span text:style-name="T6"> </text:span></text:span><text:span text:style-name="Strong_20_Emphasis"><text:span text:style-name="T11">m</text:span></text:span><text:span text:style-name="Strong_20_Emphasis"><text:span text:style-name="T7">arket </text:span></text:span><text:span text:style-name="Strong_20_Emphasis"><text:span text:style-name="T11">and client </text:span></text:span><text:span text:style-name="Strong_20_Emphasis"><text:span text:style-name="T7">segmentation.</text:span></text:span></text:p>
      <text:p text:style-name="P2"><text:span text:style-name="Strong_20_Emphasis"><text:span text:style-name="T6"/></text:span></text:p>
      <text:p text:style-name="P10"><text:span text:style-name="Strong_20_Emphasis"><text:span text:style-name="T25">Data</text:span></text:span></text:p>
      <text:p text:style-name="P10"><text:span text:style-name="Strong_20_Emphasis"><text:span text:style-name="T25"/></text:span></text:p>
      <text:p text:style-name="P4"><text:span text:style-name="Strong_20_Emphasis"><text:span text:style-name="T25"><text:tab/></text:span></text:span><text:span text:style-name="Strong_20_Emphasis"><text:span text:style-name="T15">Two data sources </text:span></text:span><text:span text:style-name="Strong_20_Emphasis"><text:span text:style-name="T17">w</text:span></text:span><text:span text:style-name="Strong_20_Emphasis"><text:span text:style-name="T22">ill be</text:span></text:span><text:span text:style-name="Strong_20_Emphasis"><text:span text:style-name="T17"> </text:span></text:span><text:span text:style-name="Strong_20_Emphasis"><text:span text:style-name="T15">use</text:span></text:span><text:span text:style-name="Strong_20_Emphasis"><text:span text:style-name="T17">d</text:span></text:span><text:span text:style-name="Strong_20_Emphasis"><text:span text:style-name="T15"> in this project. One of them </text:span></text:span><text:span text:style-name="Strong_20_Emphasis"><text:span text:style-name="T17">is</text:span></text:span><text:span text:style-name="Strong_20_Emphasis"><text:span text:style-name="T26"> </text:span></text:span><text:span text:style-name="Strong_20_Emphasis"><text:span text:style-name="T14">Kaggle plataform, </text:span></text:span><text:span text:style-name="Strong_20_Emphasis"><text:span text:style-name="T15">wich</text:span></text:span><text:span text:style-name="Strong_20_Emphasis"><text:span text:style-name="T14"> </text:span></text:span><text:span text:style-name="Strong_20_Emphasis"><text:span text:style-name="T15">provided the </text:span></text:span><text:span text:style-name="Strong_20_Emphasis"><text:span text:style-name="T26">data about apartments avaliable in São Paulo</text:span></text:span><text:span text:style-name="Strong_20_Emphasis"><text:span text:style-name="T15">. The complete data set </text:span></text:span><text:span text:style-name="Strong_20_Emphasis"><text:span text:style-name="T22">avaliable at there </text:span></text:span><text:span text:style-name="Strong_20_Emphasis"><text:span text:style-name="T15">covered apartments to rent and sale in this city in April 2019 and presented data about size, price, co</text:span></text:span><text:span text:style-name="Strong_20_Emphasis"><text:span text:style-name="T16">n</text:span></text:span><text:span text:style-name="Strong_20_Emphasis"><text:span text:style-name="T15">dominium, number of rooms, toilets and suites, if they </text:span></text:span><text:span text:style-name="Strong_20_Emphasis"><text:span text:style-name="T16">were</text:span></text:span><text:span text:style-name="Strong_20_Emphasis"><text:span text:style-name="T15"> already furnished </text:span></text:span><text:span text:style-name="Strong_20_Emphasis"><text:span text:style-name="T16">and </text:span></text:span><text:span text:style-name="Strong_20_Emphasis"><text:span text:style-name="T15">if it </text:span></text:span><text:span text:style-name="Strong_20_Emphasis"><text:span text:style-name="T16">was</text:span></text:span><text:span text:style-name="Strong_20_Emphasis"><text:span text:style-name="T15"> the first </text:span></text:span><text:span text:style-name="Strong_20_Emphasis"><text:span text:style-name="T16">time the</text:span></text:span><text:span text:style-name="Strong_20_Emphasis"><text:span text:style-name="T17">y were</text:span></text:span><text:span text:style-name="Strong_20_Emphasis"><text:span text:style-name="T16"> avaliable to rent</text:span></text:span><text:span text:style-name="Strong_20_Emphasis"><text:span text:style-name="T15">. </text:span></text:span><text:span text:style-name="Strong_20_Emphasis"><text:span text:style-name="T16">It also presented </text:span></text:span><text:span text:style-name="Strong_20_Emphasis"><text:span text:style-name="T22">some </text:span></text:span><text:span text:style-name="Strong_20_Emphasis"><text:span text:style-name="T16">data about the building, like latitude and longitude locations</text:span></text:span><text:span text:style-name="Strong_20_Emphasis"><text:span text:style-name="T15">, </text:span></text:span><text:span text:style-name="Strong_20_Emphasis"><text:span text:style-name="T16">district </text:span></text:span><text:span text:style-name="Strong_20_Emphasis"><text:span text:style-name="T17">and </text:span></text:span><text:span text:style-name="Strong_20_Emphasis"><text:span text:style-name="T15">if the</text:span></text:span><text:span text:style-name="Strong_20_Emphasis"><text:span text:style-name="T17">y</text:span></text:span><text:span text:style-name="Strong_20_Emphasis"><text:span text:style-name="T15"> </text:span></text:span><text:span text:style-name="Strong_20_Emphasis"><text:span text:style-name="T17">have</text:span></text:span><text:span text:style-name="Strong_20_Emphasis"><text:span text:style-name="T15"> elevator, parking </text:span></text:span><text:span text:style-name="Strong_20_Emphasis"><text:span text:style-name="T16">place and</text:span></text:span><text:span text:style-name="Strong_20_Emphasis"><text:span text:style-name="T15"> swimming pool. </text:span></text:span></text:p>
      <text:p text:style-name="P7"><text:span text:style-name="Strong_20_Emphasis"><text:span text:style-name="T15"><text:tab/></text:span></text:span><text:span text:style-name="Strong_20_Emphasis"><text:span text:style-name="T17">The other </text:span></text:span><text:span text:style-name="Strong_20_Emphasis"><text:span text:style-name="T22">data </text:span></text:span><text:span text:style-name="Strong_20_Emphasis"><text:span text:style-name="T17">source is Foursquare, wich provided </text:span></text:span><text:span text:style-name="Strong_20_Emphasis"><text:span text:style-name="T18">what they call venues, </text:span></text:span><text:span text:style-name="Strong_20_Emphasis"><text:span text:style-name="T27">places of interest, around each district</text:span></text:span><text:span text:style-name="Strong_20_Emphasis"><text:span text:style-name="T18">. To get these venues, I </text:span></text:span><text:span text:style-name="Strong_20_Emphasis"><text:span text:style-name="T22">will</text:span></text:span><text:span text:style-name="Strong_20_Emphasis"><text:span text:style-name="T18"> use the Foursquare API. </text:span></text:span><text:span text:style-name="Strong_20_Emphasis"><text:span text:style-name="T22">I</text:span></text:span><text:span text:style-name="Strong_20_Emphasis"><text:span text:style-name="T19">n order to</text:span></text:span><text:span text:style-name="Strong_20_Emphasis"><text:span text:style-name="T18"> maintain the consistence with </text:span></text:span><text:span text:style-name="Strong_20_Emphasis"><text:span text:style-name="T22">the</text:span></text:span><text:span text:style-name="Strong_20_Emphasis"><text:span text:style-name="T18"> primary data </text:span></text:span><text:span text:style-name="Strong_20_Emphasis"><text:span text:style-name="T22">the version to be use in API will be</text:span></text:span><text:span text:style-name="Strong_20_Emphasis"><text:span text:style-name="T18"> April 2019, </text:span></text:span><text:span text:style-name="Strong_20_Emphasis"><text:span text:style-name="T22">a</text:span></text:span><text:span text:style-name="Strong_20_Emphasis"><text:span text:style-name="T18">ccording to API documentation. </text:span></text:span><text:span text:style-name="Strong_20_Emphasis"><text:span text:style-name="T24">But, first, It will be also necessary to get oficial latitude and longitude locations of each district, using Geocoder Python library.</text:span></text:span></text:p>
      <text:p text:style-name="P9"><text:span text:style-name="Strong_20_Emphasis"><text:span text:style-name="T18"><text:tab/></text:span></text:span><text:span text:style-name="Strong_20_Emphasis"><text:span text:style-name="T24">After cleaning and selection of features, all of that data will be merged into one data set and will be use in a clustering task in order to segment São Paulo districts. The final results will include clusters of districts according to </text:span></text:span><text:span text:style-name="Strong_20_Emphasis"><text:span text:style-name="T8">size, price of rent and </text:span></text:span><text:span text:style-name="Strong_20_Emphasis"><text:span text:style-name="T10">price </text:span></text:span><text:span text:style-name="Strong_20_Emphasis"><text:span text:style-name="T8">of condominuim </text:span></text:span><text:span text:style-name="Strong_20_Emphasis"><text:span text:style-name="T24">of apartments avaliable for rent and the three most common venues around it. A map for visualization will also be provided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14:27:43.298147512</meta:creation-date>
    <dc:date>2020-02-03T13:35:15.135870797</dc:date>
    <meta:editing-duration>PT27M32S</meta:editing-duration>
    <meta:editing-cycles>7</meta:editing-cycles>
    <meta:generator>LibreOffice/6.4.0.3$Linux_X86_64 LibreOffice_project/40$Build-3</meta:generator>
    <meta:document-statistic meta:table-count="0" meta:image-count="0" meta:object-count="0" meta:page-count="1" meta:paragraph-count="14" meta:word-count="675" meta:character-count="3874" meta:non-whitespace-character-count="3201"/>
  </office:meta>
</office:document-meta>
</file>